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swald" svg:font-family="Oswald, sans-serif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ize-complex="12pt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d2d2d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ize-complex="12pt"/>
    </style:style>
    <style:style style:name="T4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5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orian Ceynowa</text:p>
      <text:p text:style-name="P2"><text:span text:style-name="T3">Urodził się 4 maja 1817 we wsi </text:span><text:span text:style-name="T4">Sławoszyno </text:span><text:span text:style-name="T3">k. Krokowej w powiecie puckim. Od 1824 lub 1825 do 1830 uczęszczał do szkoły podstawowej w rodzinnej wsi, a potem trafił do Królewskiego Gimnazjum Katolickiego w </text:span><text:a xlink:type="simple" xlink:href="https://pl.wikipedia.org/wiki/Chojnice" text:style-name="Internet_20_link" text:visited-style-name="Visited_20_Internet_20_Link"><text:span text:style-name="T4">Chojnicach</text:span></text:a><text:span text:style-name="T3">. W szkole należał do tajnego kółka filomackiego „Polonia”. <text:s/>21 sierpnia 1841 otrzymał świadectwo dojrzałości. Planował studia teologiczne 22 grudnia 1841 zapisał się jednak na wydział filozoficzny </text:span><text:a xlink:type="simple" xlink:href="https://pl.wikipedia.org/wiki/Uniwersytet_Wrocławski" text:style-name="Internet_20_link" text:visited-style-name="Visited_20_Internet_20_Link"><text:span text:style-name="T5">Uniwersytetu Wrocławskiego</text:span></text:a><text:span text:style-name="T3">, a 7 stycznia 1843, przeniósł na jego wydział medyczny, gdzie studiował prawie rok. Otrzymywał stypendium Poznańskiego Towarzystwa Naukowej Pomocy</text:span><text:span text:style-name="T5">.</text:span><text:span text:style-name="T3"> 9 sierpnia 1843 młody student opuścił </text:span><text:a xlink:type="simple" xlink:href="https://pl.wikipedia.org/wiki/Uniwersytet_Wrocławski" text:style-name="Internet_20_link" text:visited-style-name="Visited_20_Internet_20_Link"><text:span text:style-name="T4">Uniwersytet Wrocławski</text:span></text:a><text:span text:style-name="T3">, a 31 października 1843 zapisał się na Uniwersytet w Królewcu</text:span><text:span text:style-name="T4">. Studia medyczne Ceynowa ukończył najprawdopodobniej w Berlinie 11 grudnia 1851. W lipcu 1852 przyjął propozycję hr. Franciszka Czapskiego i został lekarzem w jego dobrach w Bukowcu , położonym na zachód od Świecia. W 1853 Ceynowa został członkiem Towarzystwa Pomocy Naukowej dla Młodzieży Prus Zachodnich i do śmierci płacił spore pieniądze na stypendia dla biednych uczniów i studentów. Na początku 1855 nabył 20-hektarowe gospodarstwo w Bukowcu. W latach 60. XIX wieku Ceynowa wydał kilka śpiewników, katechizm luterański i porady lekarskie, wznowił też niektóre wcześniejsze swe teksty. Florian Ceynowa zmarł <text:s/>26 marca 1881 w Bukowcu, <text:s/>spoczął na cmentarzu w</text:span><text:bookmark text:name="cite_ref-cztery_6-2"/><text:span text:style-name="T4"> pobliskim Przysiersku. </text:span><text:span text:style-name="T4">F</text:span>lorian Ceynowa jest patronem wielu ulic, szkół i instytucji na Pomorzu.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swald" svg:font-family="Oswald, sans-serif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2T10:44:06.83</meta:creation-date>
    <dc:date>2022-11-22T11:37:20.31</dc:date>
    <meta:editing-duration>PT14M23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2" meta:word-count="212" meta:character-count="1484"/>
  </office:meta>
</office:document-meta>
</file>